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UI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cure Updates for Internet of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ETF SUI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echnology agnostic proposals for architecture and information model (manifest)</text:p>
              </text:list-item>
              <text:list-item>
                <text:p>Underlying assumptions:</text:p>
                <text:list>
                  <text:list-item>
                    <text:p>PKI</text:p>
                  </text:list-item>
                  <text:list-item>
                    <text:p>Class 1 devices (~10 KiB RAM, ~100 KiB flash)</text:p>
                  </text:list-item>
                </text:list>
              </text:list-item>
              <text:list-item>
                <text:p>For this thesis, proposed network stack is CoAP over UDP with D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</text:p>
          </draw:text-box>
        </draw:frame>
        <draw:frame presentation:style-name="pr7" draw:layer="layout" svg:width="14.681cm" svg:height="14.986cm" svg:x="1.664cm" svg:y="5.08cm" presentation:class="outline">
          <draw:text-box>
            <text:list text:style-name="L2">
              <text:list-item>
                <text:p>Mandatory elements:</text:p>
                <text:list>
                  <text:list-item>
                    <text:p>Version identifier</text:p>
                  </text:list-item>
                  <text:list-item>
                    <text:p>Monotonic sequence number</text:p>
                  </text:list-item>
                  <text:list-item>
                    <text:p>Payload format</text:p>
                  </text:list-item>
                  <text:list-item>
                    <text:p>Payload digest</text:p>
                  </text:list-item>
                  <text:list-item>
                    <text:p>Size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Mandatory (conditionally)</text:p>
                <text:list>
                  <text:list-item>
                    <text:p>XIP address</text:p>
                  </text:list-item>
                  <text:list-item>
                    <text:p>Dependencies</text:p>
                  </text:list-item>
                  <text:list-item>
                    <text:p>Precursor image digest</text:p>
                  </text:list-item>
                  <text:list-item>
                    <text:p>Content key distribution metho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 cont.</text:p>
          </draw:text-box>
        </draw:frame>
        <draw:frame presentation:style-name="pr7" draw:layer="layout" svg:width="14.681cm" svg:height="14.986cm" svg:x="1.664cm" svg:y="5.08cm" presentation:class="outline" presentation:user-transformed="true">
          <draw:text-box>
            <text:list text:style-name="L2">
              <text:list-item>
                <text:p>Recommended:</text:p>
                <text:list>
                  <text:list-item>
                    <text:p>Vendor ID</text:p>
                  </text:list-item>
                  <text:list-item>
                    <text:p>Class ID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Optional:</text:p>
                <text:list>
                  <text:list-item>
                    <text:p>Required image list</text:p>
                  </text:list-item>
                  <text:list-item>
                    <text:p>Best-before timestamp</text:p>
                  </text:list-item>
                  <text:list-item>
                    <text:p>Component identifier</text:p>
                  </text:list-item>
                  <text:list-item>
                    <text:p>URIs</text:p>
                  </text:list-item>
                  <text:list-item>
                    <text:p>Directives</text:p>
                  </text:list-item>
                  <text:list-item>
                    <text:p>Aliases</text:p>
                  </text:list-item>
                  <text:list-item>
                    <text:p>Processing ste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esis considerations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re all conditions to be considered for the thesis?</text:p>
                <text:list>
                  <text:list-item>
                    <text:p>They can at least be prepared for in manifest to comply with SUIT</text:p>
                  </text:list-item>
                </text:list>
              </text:list-item>
              <text:list-item>
                <text:p>Differential updates</text:p>
                <text:list>
                  <text:list-item>
                    <text:p>Could be implemented if time allows.</text:p>
                  </text:list-item>
                </text:list>
              </text:list-item>
              <text:list-item>
                <text:p>Nested formats</text:p>
                <text:list>
                  <text:list-item>
                    <text:p>Same as above, focus should be on a simple, working implementation first</text:p>
                  </text:list-item>
                </text:list>
              </text:list-item>
              <text:list-item>
                <text:p>Heterogeneous storage systems/multiple MCUs</text:p>
                <text:list>
                  <text:list-item>
                    <text:p>Firefly does not fall under this category, skip?</text:p>
                  </text:list-item>
                </text:list>
              </text:list-item>
              <text:list-item>
                <text:p>Different key distribution methods</text:p>
                <text:list>
                  <text:list-item>
                    <text:p>Solved by EST-coaps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hesis considerations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Architecture mentions device management and different distribution methods of firmware/payload</text:p>
                <text:list>
                  <text:list-item>
                    <text:p>Does not feel central to the thesi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oAP observe option for clients to receive updated manifests</text:p>
              </text:list-item>
              <text:list-item>
                <text:p>CoAP block option for delivery of manifest and image</text:p>
              </text:list-item>
              <text:list-item>
                <text:p>EST-coaps for signing of manifest and exchange of DTLS keys</text:p>
              </text:list-item>
              <text:list-item>
                <text:p>SHA-256 for digests as both Contiki-NG and Firefly supports it</text:p>
                <text:list>
                  <text:list-item>
                    <text:p>Can perhaps use a larger digest size, but as many digests has to be supported in the same manifest, size is of importan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Put the absolute minimum information needed for a singular update in manifest, rest as options</text:p>
              </text:list-item>
              <text:list-item>
                <text:p>Implement options as in CoA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Example workflow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reate/generate manifest in JSON on server side</text:p>
                <text:list>
                  <text:list-item>
                    <text:p>ARM mbed has a prototype, can be used for inspiration https://github.com/ARMmbed/suit-manifest-generator</text:p>
                  </text:list-item>
                </text:list>
              </text:list-item>
              <text:list-item>
                <text:p>Encode in CBOR, transmit to device</text:p>
              </text:list-item>
              <text:list-item>
                <text:p>Decode and run a small parser</text:p>
              </text:list-item>
              <text:list-item>
                <text:p>If valid, fetch image</text:p>
              </text:list-item>
              <text:list-item>
                <text:p>If no directives given, apply updat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4:05.884976109</meta:creation-date>
    <meta:editing-duration>PT32M40S</meta:editing-duration>
    <meta:editing-cycles>20</meta:editing-cycles>
    <meta:generator>LibreOffice/6.0.7.3$Linux_X86_64 LibreOffice_project/00m0$Build-3</meta:generator>
    <dc:title>Vivid</dc:title>
    <dc:date>2019-01-29T09:15:28.241752133</dc:date>
    <meta:document-statistic meta:object-count="78"/>
  </office:meta>
</office:document-meta>
</file>